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7da33"/>
    </style:style>
    <style:style style:name="P2" style:family="paragraph" style:parent-style-name="Preformatted_20_Text">
      <style:text-properties officeooo:rsid="00093091" officeooo:paragraph-rsid="00093091"/>
    </style:style>
    <style:style style:name="P3" style:family="paragraph" style:parent-style-name="Preformatted_20_Text">
      <style:text-properties officeooo:paragraph-rsid="00093091"/>
    </style:style>
    <style:style style:name="P4" style:family="paragraph" style:parent-style-name="Preformatted_20_Text">
      <style:text-properties officeooo:paragraph-rsid="000a0aac"/>
    </style:style>
    <style:style style:name="P5" style:family="paragraph" style:parent-style-name="Preformatted_20_Text">
      <style:text-properties officeooo:paragraph-rsid="000b978b"/>
    </style:style>
    <style:style style:name="P6" style:family="paragraph" style:parent-style-name="Preformatted_20_Text">
      <style:text-properties officeooo:rsid="000b978b" officeooo:paragraph-rsid="0011b011"/>
    </style:style>
    <style:style style:name="P7" style:family="paragraph" style:parent-style-name="Preformatted_20_Text">
      <style:text-properties officeooo:paragraph-rsid="000f5096"/>
    </style:style>
    <style:style style:name="P8" style:family="paragraph" style:parent-style-name="Preformatted_20_Text">
      <style:text-properties officeooo:paragraph-rsid="001347c4"/>
    </style:style>
    <style:style style:name="P9" style:family="paragraph" style:parent-style-name="Preformatted_20_Text">
      <style:text-properties officeooo:rsid="001347c4" officeooo:paragraph-rsid="001347c4"/>
    </style:style>
    <style:style style:name="P10" style:family="paragraph" style:parent-style-name="Preformatted_20_Text">
      <style:text-properties officeooo:paragraph-rsid="001dfe96"/>
    </style:style>
    <style:style style:name="P11" style:family="paragraph" style:parent-style-name="Preformatted_20_Text">
      <style:text-properties fo:font-size="9pt" style:font-size-asian="9pt" style:font-size-complex="9pt"/>
    </style:style>
    <style:style style:name="P12" style:family="paragraph" style:parent-style-name="Preformatted_20_Text">
      <style:text-properties fo:font-size="9pt" officeooo:paragraph-rsid="00323dac" style:font-size-asian="9pt" style:font-size-complex="9pt"/>
    </style:style>
    <style:style style:name="P13" style:family="paragraph" style:parent-style-name="Preformatted_20_Text">
      <style:text-properties fo:font-size="9pt" officeooo:rsid="00323dac" officeooo:paragraph-rsid="00323dac" style:font-size-asian="9pt" style:font-size-complex="9pt"/>
    </style:style>
    <style:style style:name="P14" style:family="paragraph" style:parent-style-name="Preformatted_20_Text">
      <style:text-properties fo:font-size="9pt" officeooo:paragraph-rsid="003b2aea" style:font-size-asian="9pt" style:font-size-complex="9pt"/>
    </style:style>
    <style:style style:name="P15" style:family="paragraph" style:parent-style-name="Preformatted_20_Text">
      <style:text-properties officeooo:paragraph-rsid="0033b3ba"/>
    </style:style>
    <style:style style:name="P16" style:family="paragraph" style:parent-style-name="Preformatted_20_Text">
      <style:text-properties officeooo:paragraph-rsid="0034d499"/>
    </style:style>
    <style:style style:name="P17" style:family="paragraph" style:parent-style-name="Preformatted_20_Text">
      <style:text-properties officeooo:rsid="0034d499" officeooo:paragraph-rsid="0034d499"/>
    </style:style>
    <style:style style:name="P18" style:family="paragraph" style:parent-style-name="Preformatted_20_Text">
      <style:text-properties officeooo:rsid="0034d499" officeooo:paragraph-rsid="0035d1bf"/>
    </style:style>
    <style:style style:name="P19" style:family="paragraph" style:parent-style-name="Preformatted_20_Text">
      <style:text-properties officeooo:paragraph-rsid="0039327a"/>
    </style:style>
    <style:style style:name="P20" style:family="paragraph" style:parent-style-name="Preformatted_20_Text">
      <style:text-properties officeooo:rsid="0039327a" officeooo:paragraph-rsid="00415f7e"/>
    </style:style>
    <style:style style:name="P21" style:family="paragraph" style:parent-style-name="Preformatted_20_Text">
      <style:text-properties officeooo:rsid="0039327a" officeooo:paragraph-rsid="0042a356"/>
    </style:style>
    <style:style style:name="P22" style:family="paragraph" style:parent-style-name="Preformatted_20_Text">
      <style:text-properties officeooo:paragraph-rsid="003b2aea"/>
    </style:style>
    <style:style style:name="P23" style:family="paragraph" style:parent-style-name="Preformatted_20_Text">
      <style:text-properties officeooo:rsid="0035d1bf" officeooo:paragraph-rsid="0035d1bf"/>
    </style:style>
    <style:style style:name="P24" style:family="paragraph" style:parent-style-name="Standard">
      <style:text-properties officeooo:rsid="00093091" officeooo:paragraph-rsid="00093091"/>
    </style:style>
    <style:style style:name="P25" style:family="paragraph" style:parent-style-name="Standard">
      <style:text-properties officeooo:rsid="00323dac" officeooo:paragraph-rsid="0033b3ba"/>
    </style:style>
    <style:style style:name="P26" style:family="paragraph" style:parent-style-name="Standard">
      <style:text-properties officeooo:rsid="0033b3ba" officeooo:paragraph-rsid="0033b3ba"/>
    </style:style>
    <style:style style:name="P27" style:family="paragraph" style:parent-style-name="Standard">
      <style:text-properties officeooo:rsid="0034d499" officeooo:paragraph-rsid="0034d499"/>
    </style:style>
    <style:style style:name="P28" style:family="paragraph" style:parent-style-name="Text_20_body">
      <style:text-properties officeooo:rsid="0007da33" officeooo:paragraph-rsid="0007da33"/>
    </style:style>
    <style:style style:name="P29" style:family="paragraph" style:parent-style-name="Text_20_body">
      <style:text-properties officeooo:paragraph-rsid="0007da33"/>
    </style:style>
    <style:style style:name="P30" style:family="paragraph" style:parent-style-name="Text_20_body">
      <style:text-properties officeooo:rsid="0163f40b" officeooo:paragraph-rsid="0007da33"/>
    </style:style>
    <style:style style:name="P31"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32" style:family="paragraph" style:parent-style-name="Text_20_body">
      <style:text-properties officeooo:rsid="00093091" officeooo:paragraph-rsid="00093091"/>
    </style:style>
    <style:style style:name="P33" style:family="paragraph" style:parent-style-name="Text_20_body">
      <style:text-properties officeooo:paragraph-rsid="00093091"/>
    </style:style>
    <style:style style:name="P34" style:family="paragraph" style:parent-style-name="Text_20_body">
      <style:text-properties officeooo:rsid="000b978b" officeooo:paragraph-rsid="000b978b"/>
    </style:style>
    <style:style style:name="P35" style:family="paragraph" style:parent-style-name="Text_20_body">
      <style:text-properties officeooo:paragraph-rsid="000de054"/>
    </style:style>
    <style:style style:name="P36" style:family="paragraph" style:parent-style-name="Text_20_body">
      <style:text-properties officeooo:paragraph-rsid="000f5096"/>
    </style:style>
    <style:style style:name="P37" style:family="paragraph" style:parent-style-name="Text_20_body">
      <style:text-properties officeooo:paragraph-rsid="0011223f"/>
    </style:style>
    <style:style style:name="P38" style:family="paragraph" style:parent-style-name="Text_20_body">
      <style:text-properties officeooo:rsid="001347c4" officeooo:paragraph-rsid="001347c4"/>
    </style:style>
    <style:style style:name="P39" style:family="paragraph" style:parent-style-name="Text_20_body">
      <style:text-properties officeooo:paragraph-rsid="0018cb8d"/>
    </style:style>
    <style:style style:name="P40" style:family="paragraph" style:parent-style-name="Text_20_body">
      <style:text-properties officeooo:rsid="00323dac" officeooo:paragraph-rsid="00323dac"/>
    </style:style>
    <style:style style:name="P41" style:family="paragraph" style:parent-style-name="Text_20_body">
      <style:text-properties officeooo:rsid="0033b3ba" officeooo:paragraph-rsid="0033b3ba"/>
    </style:style>
    <style:style style:name="P42" style:family="paragraph" style:parent-style-name="Text_20_body">
      <style:text-properties officeooo:rsid="0034d499" officeooo:paragraph-rsid="0034d499"/>
    </style:style>
    <style:style style:name="P43" style:family="paragraph" style:parent-style-name="Text_20_body">
      <style:text-properties officeooo:paragraph-rsid="0034d499"/>
    </style:style>
    <style:style style:name="P44" style:family="paragraph" style:parent-style-name="Text_20_body">
      <style:text-properties officeooo:rsid="0039327a" officeooo:paragraph-rsid="0039327a"/>
    </style:style>
    <style:style style:name="P45" style:family="paragraph" style:parent-style-name="Text_20_body">
      <style:text-properties officeooo:paragraph-rsid="0039327a"/>
    </style:style>
    <style:style style:name="P46" style:family="paragraph" style:parent-style-name="Heading_20_1">
      <style:text-properties officeooo:rsid="0007da33" officeooo:paragraph-rsid="0007da33"/>
    </style:style>
    <style:style style:name="P47" style:family="paragraph" style:parent-style-name="Heading_20_2">
      <style:text-properties officeooo:paragraph-rsid="00093091"/>
    </style:style>
    <style:style style:name="P48" style:family="paragraph" style:parent-style-name="Heading_20_2">
      <style:text-properties officeooo:rsid="00323dac" officeooo:paragraph-rsid="00323dac"/>
    </style:style>
    <style:style style:name="P49" style:family="paragraph" style:parent-style-name="Heading_20_2">
      <style:text-properties officeooo:rsid="0034d499" officeooo:paragraph-rsid="0034d499"/>
    </style:style>
    <style:style style:name="P50" style:family="paragraph" style:parent-style-name="Standard" style:list-style-name="L1">
      <style:text-properties officeooo:rsid="0033b3ba" officeooo:paragraph-rsid="0033b3ba"/>
    </style:style>
    <style:style style:name="P51" style:family="paragraph" style:parent-style-name="Standard">
      <style:text-properties officeooo:rsid="00459723" officeooo:paragraph-rsid="00459723"/>
    </style:style>
    <style:style style:name="P52" style:family="paragraph" style:parent-style-name="Standard">
      <style:text-properties style:font-name="Liberation Mono" fo:font-size="10pt" style:font-size-asian="10pt" style:font-size-complex="10pt"/>
    </style:style>
    <style:style style:name="P53" style:family="paragraph" style:parent-style-name="Text_20_body">
      <style:text-properties officeooo:paragraph-rsid="000b978b"/>
    </style:style>
    <style:style style:name="P54" style:family="paragraph" style:parent-style-name="Text_20_body">
      <style:text-properties officeooo:rsid="00459723" officeooo:paragraph-rsid="00459723"/>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style:font-name="Liberation Mono" fo:font-size="10pt" fo:font-weight="bold" officeooo:rsid="00323dac" style:font-size-asian="10pt" style:font-weight-asian="bold" style:font-size-complex="10pt" style:font-weight-complex="bold"/>
    </style:style>
    <style:style style:name="T12" style:family="text">
      <style:text-properties style:font-name="Liberation Mono" fo:font-size="10pt" style:font-size-asian="10pt" style:font-size-complex="10pt"/>
    </style:style>
    <style:style style:name="T13" style:family="text">
      <style:text-properties style:font-name="Liberation Mono" fo:font-size="10pt" officeooo:rsid="0033b3ba" style:font-size-asian="10pt" style:font-size-complex="10pt"/>
    </style:style>
    <style:style style:name="T14" style:family="text">
      <style:text-properties style:font-name="Liberation Mono" fo:font-size="10pt" officeooo:rsid="00323dac" style:font-size-asian="10pt" style:font-size-complex="10pt"/>
    </style:style>
    <style:style style:name="T15" style:family="text">
      <style:text-properties style:font-name="Liberation Mono" fo:font-size="9pt" style:font-size-asian="9pt" style:font-size-complex="9pt"/>
    </style:style>
    <style:style style:name="T16" style:family="text">
      <style:text-properties officeooo:rsid="00093091"/>
    </style:style>
    <style:style style:name="T17"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8"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19"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20"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21" style:family="text">
      <style:text-properties fo:color="#ffff00" style:font-name="Liberation Mono" fo:font-size="10pt" fo:font-weight="bold" officeooo:rsid="0017059f" style:font-name-asian="DejaVu Sans Mono" style:font-size-asian="10pt" style:font-name-complex="Liberation Mono" style:font-size-complex="10pt"/>
    </style:style>
    <style:style style:name="T22" style:family="text">
      <style:text-properties fo:color="#ffff00" style:font-name="Liberation Mono" fo:font-size="10pt" fo:font-weight="bold" officeooo:rsid="0033b3ba" style:font-name-asian="DejaVu Sans Mono" style:font-size-asian="10pt" style:font-name-complex="Liberation Mono" style:font-size-complex="10pt"/>
    </style:style>
    <style:style style:name="T23" style:family="text">
      <style:text-properties fo:color="#ffff00" style:font-name="Liberation Mono" fo:font-size="10pt" fo:font-weight="bold" officeooo:rsid="0034d499" style:font-name-asian="DejaVu Sans Mono" style:font-size-asian="10pt" style:font-name-complex="Liberation Mono" style:font-size-complex="10pt"/>
    </style:style>
    <style:style style:name="T24" style:family="text">
      <style:text-properties fo:color="#ffff00" style:font-name="Liberation Mono" fo:font-size="10pt" fo:font-weight="bold" officeooo:rsid="00459723" style:font-name-asian="DejaVu Sans Mono" style:font-size-asian="10pt" style:font-name-complex="Liberation Mono" style:font-size-complex="10pt"/>
    </style:style>
    <style:style style:name="T25" style:family="text">
      <style:text-properties fo:color="#ffff00" style:font-name="Liberation Mono" fo:font-weight="bold" officeooo:rsid="00323dac" style:font-name-asian="DejaVu Sans Mono" style:font-name-complex="Liberation Mono"/>
    </style:style>
    <style:style style:name="T26" style:family="text">
      <style:text-properties fo:color="#ffff00" style:font-name="Liberation Mono" fo:font-size="9pt" fo:font-weight="bold" officeooo:rsid="00323dac" style:font-name-asian="DejaVu Sans Mono" style:font-size-asian="9pt" style:font-name-complex="Liberation Mono" style:font-size-complex="9pt"/>
    </style:style>
    <style:style style:name="T27" style:family="text">
      <style:text-properties fo:color="#ffff00" fo:font-size="10pt" fo:font-weight="bold" officeooo:rsid="000b978b" style:font-name-asian="DejaVu Sans Mono" style:font-size-asian="10pt" style:font-name-complex="Liberation Mono" style:font-size-complex="10pt"/>
    </style:style>
    <style:style style:name="T28" style:family="text">
      <style:text-properties fo:color="#ffff00" fo:font-weight="bold" officeooo:rsid="000b978b" style:font-name-asian="DejaVu Sans Mono" style:font-name-complex="Liberation Mono"/>
    </style:style>
    <style:style style:name="T29" style:family="text">
      <style:text-properties officeooo:rsid="000a0aac"/>
    </style:style>
    <style:style style:name="T30" style:family="text">
      <style:text-properties officeooo:rsid="000b978b"/>
    </style:style>
    <style:style style:name="T31" style:family="text">
      <style:text-properties officeooo:rsid="000de054"/>
    </style:style>
    <style:style style:name="T32" style:family="text">
      <style:text-properties officeooo:rsid="000f5096"/>
    </style:style>
    <style:style style:name="T33" style:family="text">
      <style:text-properties officeooo:rsid="00111069"/>
    </style:style>
    <style:style style:name="T34"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35" style:family="text">
      <style:text-properties officeooo:rsid="0011223f"/>
    </style:style>
    <style:style style:name="T36" style:family="text">
      <style:text-properties officeooo:rsid="0011b011"/>
    </style:style>
    <style:style style:name="T37" style:family="text">
      <style:text-properties officeooo:rsid="001347c4"/>
    </style:style>
    <style:style style:name="T38" style:family="text">
      <style:text-properties officeooo:rsid="00152f45"/>
    </style:style>
    <style:style style:name="T39" style:family="text">
      <style:text-properties officeooo:rsid="0017059f"/>
    </style:style>
    <style:style style:name="T40" style:family="text">
      <style:text-properties officeooo:rsid="0018cb8d"/>
    </style:style>
    <style:style style:name="T41" style:family="text">
      <style:text-properties officeooo:rsid="001dfe96"/>
    </style:style>
    <style:style style:name="T42" style:family="text">
      <style:text-properties officeooo:rsid="00323dac"/>
    </style:style>
    <style:style style:name="T43" style:family="text">
      <style:text-properties fo:color="#d4ea6b"/>
    </style:style>
    <style:style style:name="T44" style:family="text">
      <style:text-properties fo:color="#ffffff" officeooo:rsid="00323dac"/>
    </style:style>
    <style:style style:name="T45" style:family="text">
      <style:text-properties fo:font-size="9pt" style:font-size-asian="9pt" style:font-size-complex="9pt"/>
    </style:style>
    <style:style style:name="T46" style:family="text">
      <style:text-properties officeooo:rsid="0033b3ba"/>
    </style:style>
    <style:style style:name="T47" style:family="text">
      <style:text-properties officeooo:rsid="0034d499"/>
    </style:style>
    <style:style style:name="T48" style:family="text">
      <style:text-properties officeooo:rsid="0035d1bf"/>
    </style:style>
    <style:style style:name="T49" style:family="text">
      <style:text-properties officeooo:rsid="003740c7"/>
    </style:style>
    <style:style style:name="T50" style:family="text">
      <style:text-properties officeooo:rsid="0039327a"/>
    </style:style>
    <style:style style:name="T51" style:family="text">
      <style:text-properties officeooo:rsid="0039d4b7"/>
    </style:style>
    <style:style style:name="T52" style:family="text">
      <style:text-properties officeooo:rsid="003b0731"/>
    </style:style>
    <style:style style:name="T53" style:family="text">
      <style:text-properties officeooo:rsid="003c48df"/>
    </style:style>
    <style:style style:name="T54" style:family="text">
      <style:text-properties officeooo:rsid="00459723"/>
    </style:style>
    <style:style style:name="T55" style:family="text">
      <style:text-properties style:font-name="Liberation Mono" fo:font-size="10pt" style:font-size-asian="10pt" style:font-size-complex="10pt"/>
    </style:style>
    <style:style style:name="T56" style:family="text">
      <style:text-properties style:font-name="Liberation Mono" fo:font-size="10pt" officeooo:rsid="00459723"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28">This blurb has several examples for creating claim sources. Since these are apt to be wordy. it is better to have them organized in a specific place.</text:p>
      <text:h text:style-name="P46" text:outline-level="1">Examples.</text:h>
      <text:h text:style-name="Heading_20_2" text:outline-level="2">Adding to the system claims</text:h>
      <text:p text:style-name="Text_20_body"><text:span text:style-name="T16">If you have a configuration name</text:span><text:span text:style-name="T38">d</text:span><text:span text:style-name="T16"> </text:span><text:span text:style-name="T9">my_s</text:span><text:span text:style-name="T7">ourc</text:span><text:span text:style-name="T9">e. </text:span><text:span text:style-name="T16">then you can simply add it to the default claims for the system:</text:span></text:p>
      <text:p text:style-name="P24"/>
      <text:p text:style-name="Preformatted_20_Text"><text:s text:c="3"/>claim_sources. := claim_sources. ~ [create_source(cfg.)];</text:p>
      <text:p text:style-name="P24"/>
      <text:p text:style-name="Standard"><text:span text:style-name="T16">(Assuming you did not already invoke <text:s/></text:span><text:span text:style-name="T7">create_source.</text:span><text:span text:style-name="T16">) </text:span></text:p>
      <text:h text:style-name="Heading_20_2" text:outline-level="2"><text:span text:style-name="T34">Using a </text:span>script: <text:span text:style-name="T33">NCSA claims</text:span></text:h>
      <text:p text:style-name="P33"><text:span text:style-name="T33">If there are existing QDL scripts use them. Here is a common example for the NCSA. </text:span><text:span text:style-name="T16"><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47" text:outline-level="2">NCSA claims <text:span text:style-name="T16">directly</text:span></text:h>
      <text:p text:style-name="P32">This is a specific type of LDAP handler that only talks to the internal NCSA LDAP. </text:p>
      <text:p text:style-name="P3">cfg. := new_template('ncsa');</text:p>
      <text:p text:style-name="P3">// any overrides you may need.</text:p>
      <text:p text:style-name="P2">cfg. := create_source(cfg.);</text:p>
      <text:p text:style-name="P33"/>
      <text:p text:style-name="P33">You may then <text:span text:style-name="T16">invoke this directly or add it to the system </text:span><text:span text:style-name="T9">claim_sources. </text:span><text:span text:style-name="T16">to be run for you. This is far more work than using the default script, but it is good to know this is just a very specific LDAP configuration that can be tweaked.</text:span></text:p>
      <text:h text:style-name="Heading_20_2" text:outline-level="2"><text:soft-page-break/>Generic LDAP claims</text:h>
      <text:p text:style-name="P32">You may also create custom claims for an LDAP server. Here is a complete example for LIGO.</text:p>
      <text:p text:style-name="P32"/>
      <text:p text:style-name="Preformatted_20_Text">script_load('utils/init.qdl');</text:p>
      <text:p text:style-name="Preformatted_20_Text">// <text:span text:style-name="T16">return if the IDP is not right.</text:span></text:p>
      <text:p text:style-name="P4">if[claims.idp != idp.ligo][return();];</text:p>
      <text:p text:style-name="P10"><text:line-break/>// <text:span text:style-name="T29">The ldap.search_name below is 'uid', so it must be set as a claim</text:span><text:line-break/> <text:s text:c="11"/>claims.uid := <text:span text:style-name="T17">head</text:span>(claims.eppn, '@');<text:line-break/> <text:s text:c="17"/>cfg. := new_template('<text:span text:style-name="T19">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p>
      <text:p text:style-name="P10"><text:span text:style-name="T41"><text:s text:c="11"/>cfg.rename. := {'isMemberOf':'is_member_of'};</text:span><text:line-break/><text:line-break/> <text:s text:c="7"/>claim_sources. := claim_sources. ~ [create_source(cfg.)];</text:p>
      <text:p text:style-name="Text_20_body"/>
      <text:p text:style-name="P37"><text:span text:style-name="T16">This will now be run with the standard claims for the server. The util</text:span><text:span text:style-name="T35">ity script at </text:span><text:span text:style-name="T16"><text:s/></text:span><text:span text:style-name="T9">utils/init.qdl</text:span><text:span text:style-name="T16"> loaded at the beginning has, among other things, a list of common IDPs. </text:span><text:span text:style-name="T29">If you have a login through the LIGO IDP, you can just create the </text:span><text:span text:style-name="T10">cfg.</text:span><text:span text:style-name="T29"> and then issue a <text:s/></text:span><text:span text:style-name="T9">get_claims </text:span><text:span text:style-name="T29">if you prefer. Again, adding it to the system claims means it always gets invoked in every phase, so you only have to set it in the id token handler. </text:span><text:span text:style-name="T41">Note that this example will also rename the isMemberOf claim to is_member_of. To use renaming, you must explicitly list all of the search_attributes you want (normally omitting search_attributes should return everything for the entry). </text:span></text:p>
      <text:h text:style-name="Heading_20_3" text:outline-level="3">Another LDAP example: Getting claims directly from NCSA LDAP</text:h>
      <text:p text:style-name="P38">Just as an example, here is how to construct an LDAP query to NCSA. You can cut and paste this, but it does require either being onsite at the NCSA or a VPN connection thereto</text:p>
      <text:p text:style-name="Preformatted_20_Text">cfg2. := 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text:soft-page-break/></text:p>
      <text:p text:style-name="Preformatted_20_Text">// Since memberOf is a group, we want it parsed rather than being a long messy string</text:p>
      <text:p text:style-name="Preformatted_20_Text">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get_claims(create_source(cfg2.), '<text:span text:style-name="T20">YOUR_USER_NAME</text:span>');</text:p>
      <text:p text:style-name="P9">claims.</text:p>
      <text:p text:style-name="Text_20_body"/>
      <text:p text:style-name="Text_20_body"><text:span text:style-name="T37">This gets the record for <text:s/></text:span><text:span text:style-name="T6">YOUR_USER_NAME </text:span><text:span text:style-name="T37">so do supply your own.</text:span></text:p>
      <text:h text:style-name="Heading_20_2" text:outline-level="2">HTTP Header claims</text:h>
      <text:p text:style-name="P34">A typical example would be gettin<text:span text:style-name="T39">g</text:span> claims in the HTTP Headers from SATOSA. These arrive prefixed with OIDC_ so a sub claim <text:s/>from the IDP would be </text:p>
      <text:p text:style-name="Preformatted_20_Text"><text:s text:c="6"/>h. := new_template('<text:span text:style-name="T24">header</text:span>');</text:p>
      <text:p text:style-name="Preformatted_20_Text">h.prefix := '<text:span text:style-name="T24">oidc</text:span>__'; // <text:span text:style-name="T30">required to filter only headers we want</text:span></text:p>
      <text:p text:style-name="P5">h<text:span text:style-name="T18">eaders.</text:span> := get_claims(create_source(h2.<text:span text:style-name="T30">)</text:span>, 'jgaynor');</text:p>
      <text:p text:style-name="Text_20_body"/>
      <text:p text:style-name="P53"><text:span text:style-name="T30">A typical </text:span><text:span text:style-name="T54">header </text:span><text:span text:style-name="T30">would be</text:span></text:p>
      <text:p text:style-name="Standard"><text:span text:style-name="T56">oidc</text:span><text:span text:style-name="T12">__sub </text:span></text:p>
      <text:p text:style-name="Standard"/>
      <text:p text:style-name="P51">with value </text:p>
      <text:p text:style-name="P51"/>
      <text:p text:style-name="P52">http://cilogon.org/serverT/users/12345</text:p>
      <text:p text:style-name="Text_20_body"/>
      <text:p text:style-name="P54">The claim you get back would then be </text:p>
      <text:p text:style-name="Preformatted_20_Text"><text:span text:style-name="T56">{"</text:span><text:span text:style-name="T12">sub" : "</text:span>http://cilogon.org/serverT/users/12345"<text:span text:style-name="T54">}</text:span></text:p>
      <text:p text:style-name="P53"/>
      <text:p text:style-name="P53"><text:span text:style-name="T30">You can add them all to the claims.</text:span></text:p>
      <text:p text:style-name="Preformatted_20_Text">claims. := claims. ~ headers.</text:p>
      <text:p text:style-name="P34"/>
      <text:p text:style-name="P34">or just some subset of them:</text:p>
      <text:p text:style-name="P6">claims. := claims. ~ <text:span text:style-name="T39">[</text:span>headers.<text:span text:style-name="T36">given_name, headers.family_name, headers.eptid</text:span><text:span text:style-name="T39">]</text:span><text:span text:style-name="T36">;</text:span></text:p>
      <text:h text:style-name="Heading_20_2" text:outline-level="2">File Claims</text:h>
      <text:p text:style-name="P35"><text:span text:style-name="T31">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31">test-claims.json</text:span></text:a><text:span text:style-name="T31">. </text:span></text:p>
      <text:p text:style-name="Preformatted_20_Text">f. := new_template('file');</text:p>
      <text:p text:style-name="P7"><text:bookmark-start text:name="__DdeLink__10009_1246888521"/>f.file_path := '/home/ncsa/dev/ncsa-git/oa4mp/oa4mp-server-test-oauth2/src/main/resources/test-claims.json';</text:p>
      <text:p text:style-name="Preformatted_20_Text"><text:soft-page-break/>file_claims. := get_claims(<text:span text:style-name="T32">create_source(</text:span>f.<text:span text:style-name="T32">)</text:span> , 'jeff');<text:bookmark-end text:name="__DdeLink__10009_1246888521"/></text:p>
      <text:p text:style-name="P35"/>
      <text:p text:style-name="P36"><text:span text:style-name="T32">Note that in the sample file, there is also a configured default user, </text:span><text:span text:style-name="T37">so if you wanted to enable that <text:s/>you would have </text:span><text:span text:style-name="T32"><text:s/></text:span></text:p>
      <text:p text:style-name="P8"><text:s text:c="16"/>f. := new_template('file');</text:p>
      <text:p text:style-name="P8"><text:s text:c="7"/><text:bookmark-start text:name="__DdeLink__10009_12468885211"/>f.file_path := '/<text:span text:style-name="T21">path/to</text:span>/test-claims.json';</text:p>
      <text:p text:style-name="P8"><text:bookmark-start text:name="__DdeLink__837064_1202563170"/><text:s text:c="5"/>f.use_default := true;</text:p>
      <text:p text:style-name="P8"><text:s text:c="3"/>f.default_claim := 'default_claim'<text:bookmark-end text:name="__DdeLink__837064_1202563170"/></text:p>
      <text:p text:style-name="P8"><text:s text:c="6"/>file_claims. := get_claims(<text:span text:style-name="T32">create_source(</text:span>f.<text:span text:style-name="T32">)</text:span> , '<text:span text:style-name="T20">arglebargle</text:span>');<text:bookmark-end text:name="__DdeLink__10009_12468885211"/></text:p>
      <text:p text:style-name="P36"/>
      <text:p text:style-name="P38">And you would get whatever is the default record for the user. </text:p>
      <text:h text:style-name="Heading_20_2" text:outline-level="2">Creating claims from Java code.</text:h>
      <text:p text:style-name="P30"><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31"/>
      <text:p text:style-name="P1"><text:s text:c="12"/>cfg. := 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get_claims(create_source(cfg.), 'jeff'); <text:s text:c="7"/></text:p>
      <text:p text:style-name="P29"/>
      <text:p text:style-name="P29"><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6">A name must be supplied to the </text:span><text:span text:style-name="T9">get_claims</text:span><text:span text:style-name="T16">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 text:c="2"/><text:span text:style-name="T40">username:jeff</text:span></text:p>
      <text:p text:style-name="Preformatted_20_Text">}</text:p>
      <text:p text:style-name="Text_20_body"/>
      <text:p text:style-name="P39"><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40">The username (argument to </text:span><text:span text:style-name="T9">get_claims</text:span>) <text:span text:style-name="T40">is simply added.</text:span></text:p>
      <text:h text:style-name="P48" text:outline-level="2"><text:soft-page-break/>End to end example of using an LDAP claim source.</text:h>
      <text:p text:style-name="P42">This will just grab some attributes from an LDAP server and stash them in the claims (so they will be returned in the ID token). <text:s/></text:p>
      <text:h text:style-name="Heading_20_3" text:outline-level="3">Enable<text:span text:style-name="T42"> QDL in your server. </text:span></text:h>
      <text:p text:style-name="P40">You would need to add the following inside your server config tag:</text:p>
      <text:p text:style-name="P13">&lt;config&gt;</text:p>
      <text:p text:style-name="P12"><text:s text:c="3"/><text:span text:style-name="T42">&lt;service name="whatever_</text:span><text:span text:style-name="T47">you_called_it</text:span><text:span text:style-name="T42">"&gt;</text:span></text:p>
      <text:p text:style-name="P12"><text:s text:c="3"/><text:span text:style-name="T42">&lt;!-- everything else in you</text:span><text:span text:style-name="T49">r</text:span><text:span text:style-name="T42"> config --&gt;</text:span> <text:s text:c="4"/></text:p>
      <text:p text:style-name="P12"><text:s text:c="3"/>&lt;qdl name="qdl-default"</text:p>
      <text:p text:style-name="P11"><text:s text:c="13"/>enabled="true"</text:p>
      <text:p text:style-name="P11"><text:s text:c="13"/>debug="info"</text:p>
      <text:p text:style-name="P11"><text:s text:c="13"/>restricted_io="false"</text:p>
      <text:p text:style-name="P11"><text:s text:c="13"/>strict_acls = "false"</text:p>
      <text:p text:style-name="P11"><text:s text:c="13"/>server_mode_on="<text:span text:style-name="T25">true</text:span>"</text:p>
      <text:p text:style-name="P11"><text:s text:c="13"/>script_path="vfs#/scripts/"&gt;</text:p>
      <text:p text:style-name="P11"><text:s text:c="12"/>&lt;virtual_file_systems&gt;</text:p>
      <text:p text:style-name="P11"><text:s text:c="16"/>&lt;vfs type="pass_through"</text:p>
      <text:p text:style-name="P11"><text:s text:c="21"/>access="rw"&gt;</text:p>
      <text:p text:style-name="P11"><text:s text:c="20"/>&lt;root_dir&gt;<text:span text:style-name="T43">/</text:span><text:span text:style-name="T44">PATH/TO/SCRIPTS</text:span>&lt;/root_dir&gt;</text:p>
      <text:p text:style-name="P11"><text:s text:c="20"/>&lt;scheme&gt;&lt;![CDATA[vfs]]&gt;&lt;/scheme&gt;</text:p>
      <text:p text:style-name="P11"><text:s text:c="20"/>&lt;mount_point&gt;/scripts&lt;/mount_point&gt;</text:p>
      <text:p text:style-name="P11"><text:s text:c="16"/>&lt;/vfs&gt;</text:p>
      <text:p text:style-name="P11"/>
      <text:p text:style-name="P11"><text:s text:c="12"/>&lt;/virtual_file_systems&gt;</text:p>
      <text:p text:style-name="P11"><text:s text:c="12"/>&lt;modules&gt;</text:p>
      <text:p text:style-name="P11"><text:s text:c="16"/>&lt;module type="java"</text:p>
      <text:p text:style-name="P11"><text:s text:c="24"/>import_on_start="true"&gt;</text:p>
      <text:p text:style-name="P11"/>
      <text:p text:style-name="P11"><text:s text:c="14"/>&lt;class_name&gt;edu.uiuc.ncsa.myproxy.oa4mp.qdl.OA2QDLLoader&lt;/class_name&gt;</text:p>
      <text:p text:style-name="P11"><text:s text:c="16"/>&lt;/module&gt;</text:p>
      <text:p text:style-name="P11"><text:s text:c="12"/>&lt;/modules&gt;</text:p>
      <text:p text:style-name="P11"><text:s text:c="12"/>&lt;modules&gt;</text:p>
      <text:p text:style-name="P11"><text:s text:c="16"/>&lt;module type="java"</text:p>
      <text:p text:style-name="P11"><text:s text:c="24"/>import_on_start="true"&gt;</text:p>
      <text:p text:style-name="P11"><text:s text:c="10"/>&lt;class_name&gt;edu.uiuc.ncsa.myproxy.oa4mp.qdl.claims.TokenHandlerLoader&lt;/class_name&gt;</text:p>
      <text:p text:style-name="P11"><text:s text:c="16"/>&lt;/module&gt;</text:p>
      <text:p text:style-name="P11"><text:s text:c="12"/>&lt;/modules&gt;</text:p>
      <text:p text:style-name="P11"><text:s text:c="8"/>&lt;/qdl&gt;</text:p>
      <text:p text:style-name="P11"><text:s text:c="3"/><text:span text:style-name="T42">&lt;/service&gt;</text:span></text:p>
      <text:p text:style-name="P13">&lt;/config&gt;</text:p>
      <text:p text:style-name="Standard"/>
      <text:p text:style-name="Standard"><text:span text:style-name="T42">The only bit of this you need to edit </text:span><text:span text:style-name="T11">/PATH/TO/SCRIPTS</text:span><text:span text:style-name="T42"> is to point the virtual file system at a directory that is dedicated. This should be readable by the service only with the right permissions. </text:span><text:span text:style-name="T46">We will assume that </text:span><text:span text:style-name="T13">SCRIPT_PATH=/</text:span><text:span text:style-name="T14">PATH/TO/SCRIPTS</text:span><text:span text:style-name="T42"> </text:span><text:span text:style-name="T46">henceforth and refer to it as $SCRIPT_PATH. Note that the configuration is not aware of environment variables.</text:span></text:p>
      <text:p text:style-name="P25"/>
      <text:p text:style-name="P26">This sets up the QDL environment on your server. When you write scripts, they should be in $SCRIPT_PATH</text:p>
      <text:p text:style-name="P26"/>
      <text:h text:style-name="Heading_20_3" text:outline-level="3">Write the QDL</text:h>
      <text:p text:style-name="P41">To access LDAP, you need any credentials (if applicable) as well as the search base. Typically you might create a directory $SCRIPT_PATH/myscripts and in the directory you would put the following script <text:s/>called <text:span text:style-name="T15">get_claims.qdl</text:span> </text:p>
      <text:p text:style-name="P15"><text:soft-page-break/><text:s text:c="23"/>cfg. := new_template('ldap');<text:line-break/> <text:s text:c="13"/>cfg.auth_type := 'simple';<text:line-break/> <text:s text:c="15"/>cfg.address := 'ADDRESS';<text:line-break/> <text:s text:c="18"/>cfg.port := 636;<text:line-break/> <text:s text:c="9"/>cfg.fail_on_error := true;<text:line-break/> <text:s text:c="12"/>cfg.claim_name := 'uid';<text:line-break/> <text:s text:c="11"/>cfg.search_base := '<text:span text:style-name="T22">SEARCH_BASE</text:span>';<text:line-break/> <text:s text:c="18"/>cfg.type := 'ldap';<text:line-break/> <text:s text:c="13"/>cfg.ldap_name := 'uid';<text:line-break/> <text:s text:c="4"/>cfg.search_attributes. := <text:s/>['email','eppn'];<text:line-break/> <text:s text:c="14"/>cfg.username := 'PRINCIPAL';<text:line-break/> <text:s text:c="14"/>cfg.password := 'PASSWORD';</text:p>
      <text:p text:style-name="P15"><text:line-break/> <text:s text:c="15"/>new_claims. := get_claims(create_source(cfg.), user);<text:span text:style-name="T46"><text:line-break/> <text:s text:c="12"/>claims.'email' := new_claims.'email';<text:line-break/></text:span></text:p>
      <text:p text:style-name="P26"/>
      <text:p text:style-name="P26">You need to supply:</text:p>
      <text:list xml:id="list2301400408" text:style-name="L1">
        <text:list-item>
          <text:p text:style-name="P50">ADDRESS - the address of the LDAP server</text:p>
        </text:list-item>
        <text:list-item>
          <text:p text:style-name="P50">SEARCH_BASE = the search base </text:p>
        </text:list-item>
        <text:list-item>
          <text:p text:style-name="P50">PRINCIPAL = the principal (akin to a user name for authenticating)</text:p>
        </text:list-item>
        <text:list-item>
          <text:p text:style-name="P50">PASSWORD = the password.</text:p>
        </text:list-item>
      </text:list>
      <text:p text:style-name="P26"/>
      <text:p text:style-name="Standard"><text:span text:style-name="T12">cfg.search_attributes. </text:span><text:span text:style-name="T46">is the entry of interest. It is a list of properties to get from LDAP, here email and eppn. These are stashed with the like <text:s/>named entries in new_claims. You may process them however you want. To assert them, set them in the </text:span><text:span text:style-name="T13">claims. </text:span><text:span text:style-name="T46">with whatever you want, In this case </text:span><text:span text:style-name="T47">the email claim will appear in the user’s ID token.</text:span></text:p>
      <text:p text:style-name="Standard"/>
      <text:p text:style-name="P27">Invoking this. This has to be put into the cfg for the client. It is easiest to use the OA4MP CLI (command line client). A typical configuration would look like this </text:p>
      <text:p text:style-name="P27"/>
      <text:p text:style-name="P16">tokens{<text:line-break/> identity{<text:line-break/> <text:s text:c="3"/>type=identity<text:line-break/> <text:s text:c="3"/>qdl{<text:line-break/> <text:s text:c="7"/>load="<text:span text:style-name="T47">myscripts</text:span>/<text:span text:style-name="T23">get_claims</text:span>.qdl"<text:line-break/> <text:s text:c="7"/>xmd={exec_phase=["post_token","post_refresh","post_exchange"]}</text:p>
      <text:p text:style-name="P16"><text:s text:c="6"/>}// end qdl<text:line-break/> } //end identity token<text:line-break/> } //end tokens</text:p>
      <text:p text:style-name="Text_20_body"/>
      <text:p text:style-name="P42">This runs this script when getting tokens, on refresh and on exchanges, so updates to LDAP are always recent.</text:p>
      <text:p text:style-name="P42">Start oa2-cli and (assuming your client id is $CLIENT_ID, you’d do this):</text:p>
      <text:p text:style-name="P17">oa2&gt;use clients</text:p>
      <text:p text:style-name="P17"><text:s text:c="2"/>clients&gt;set_id $CLIENT_ID</text:p>
      <text:p text:style-name="P17">id set to $CLIENT_ID</text:p>
      <text:p text:style-name="P18"><text:s text:c="2"/>client&gt;update &gt;cfg</text:p>
      <text:p text:style-name="P23">(current cfg if any)</text:p>
      <text:p text:style-name="P18"><text:s text:c="4"/>Enter new JSON value. An empty line terminates input. Entering a line with /exit will terminate input too.</text:p>
      <text:p text:style-name="P18"><text:s/>Hitting /c will clear the contents of this.</text:p>
      <text:p text:style-name="P23">(paste the above block here, then hit return)</text:p>
      <text:p text:style-name="P23"><text:soft-page-break/>done!</text:p>
      <text:p text:style-name="Standard"><text:span text:style-name="T48">Your client should be ready for use.</text:span> <text:s/></text:p>
      <text:h text:style-name="P49" text:outline-level="2">Suggestions.</text:h>
      <text:p text:style-name="P43"><text:span text:style-name="T47">This uses QDL – the policy language for OA4MP – and you should get a copy to play with from GitHub: https://github.com/ncsa/OA4MP/releases/download/5.2.</text:span><text:span text:style-name="T48">4</text:span><text:span text:style-name="T47">/oa2-qdl-installer.jar </text:span><text:span text:style-name="T48">(check release number). Install it locally. Note that OA4MP has its own embedded QDL install, so you only need this if you want to experiment with QDL (which I suggest).</text:span></text:p>
      <text:p text:style-name="P43"><text:span text:style-name="T48">L</text:span><text:span text:style-name="T47">ook at the documentation at the <text:s/></text:span><text:a xlink:type="simple" xlink:href="https://cilogon.github.io/qdl/index.html" text:style-name="Internet_20_link" text:visited-style-name="Visited_20_Internet_20_Link"><text:span text:style-name="T47">QDL website</text:span></text:a></text:p>
      <text:p text:style-name="P42"/>
      <text:h text:style-name="Heading_20_2" text:outline-level="2">But but but I just need to tweak a single claim</text:h>
      <text:p text:style-name="P45"><text:span text:style-name="T50">In that case, you can set up QDL to run as minimal as possible. </text:span><text:span text:style-name="T52">In this example the most minimal QDL configuration is done and the configuration to run a single line of it that appends "@</text:span><text:span text:style-name="T53">noaa</text:span><text:span text:style-name="T52">.org" to the subject is done.</text:span></text:p>
      <text:p text:style-name="P19">&lt;qdl name="qdl-default"</text:p>
      <text:p text:style-name="P19"><text:s text:c="11"/>enabled="true"</text:p>
      <text:p text:style-name="P19"><text:s text:c="11"/>debug="info"</text:p>
      <text:p text:style-name="P19"><text:s text:c="11"/>strict_acls="false"</text:p>
      <text:p text:style-name="P14"><text:s text:c="12"/>restricted_io="false"</text:p>
      <text:p text:style-name="P22"><text:span text:style-name="T45"><text:s text:c="12"/>server_mode_on="</text:span><text:span text:style-name="T26">true</text:span><text:span text:style-name="T45">"</text:span>/&gt;</text:p>
      <text:p text:style-name="Text_20_body"/>
      <text:p text:style-name="P45"><text:span text:style-name="T50">Then set the following </text:span><text:span text:style-name="T51">as</text:span><text:span text:style-name="T50"> the client </text:span><text:span text:style-name="T51">cfg</text:span><text:span text:style-name="T50">.</text:span></text:p>
      <text:p text:style-name="P44"/>
      <text:p text:style-name="P21">{"tokens":</text:p>
      <text:p text:style-name="P21"><text:s text:c="2"/>{"identity":</text:p>
      <text:p text:style-name="P21"><text:s text:c="4"/>{"qdl":{</text:p>
      <text:p text:style-name="P20"><text:s text:c="12"/>"code":"claims.'email':=claims.'sub'+'@noaa.org';",</text:p>
      <text:p text:style-name="P20"><text:s text:c="12"/>"xmd":{"exec_phase":["post_token","post_refresh","post_exchange"]}</text:p>
      <text:p text:style-name="P20"><text:s text:c="11"/>},</text:p>
      <text:p text:style-name="P20"><text:s text:c="9"/>"type":"identity"</text:p>
      <text:p text:style-name="P20"><text:s text:c="5"/>}</text:p>
      <text:p text:style-name="P20"><text:s text:c="2"/>}</text:p>
      <text:p text:style-name="P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4-05-23T15:47:45.517134225</dc:date>
    <meta:editing-duration>P48DT6H19M47S</meta:editing-duration>
    <meta:editing-cycles>25</meta:editing-cycles>
    <meta:generator>LibreOffice/6.4.7.2$Linux_X86_64 LibreOffice_project/40$Build-2</meta:generator>
    <meta:document-statistic meta:table-count="0" meta:image-count="0" meta:object-count="0" meta:page-count="7" meta:paragraph-count="182" meta:word-count="1606" meta:character-count="12274" meta:non-whitespace-character-count="9790"/>
  </office:meta>
</office:document-meta>
</file>